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42cm" svg:height="1.843cm" svg:x="1.958cm" svg:y="17.9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2" draw:text-style-name="P2" draw:layer="layout" svg:width="5.013cm" svg:height="5.156cm" svg:x="17.4cm" svg:y="10.8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3" draw:layer="layout" svg:x1="18.653cm" svg:y1="12.159cm" svg:x2="18.653cm" svg:y2="14.666cm">
                <text:p/>
              </draw:line>
              <draw:line draw:style-name="gr3" draw:text-style-name="P3" draw:layer="layout" svg:x1="19.941cm" svg:y1="12.125cm" svg:x2="18.653cm" svg:y2="12.786cm">
                <text:p/>
              </draw:line>
              <draw:line draw:style-name="gr4" draw:text-style-name="P3" draw:layer="layout" svg:x1="19.941cm" svg:y1="14.686cm" svg:x2="18.653cm" svg:y2="14.025cm">
                <text:p/>
              </draw:line>
              <draw:line draw:style-name="gr3" draw:text-style-name="P3" draw:layer="layout" svg:x1="19.906cm" svg:y1="10.871cm" svg:x2="19.906cm" svg:y2="12.125cm">
                <text:p/>
              </draw:line>
              <draw:line draw:style-name="gr3" draw:text-style-name="P3" draw:layer="layout" svg:x1="19.906cm" svg:y1="14.671cm" svg:x2="19.906cm" svg:y2="15.925cm">
                <text:p/>
              </draw:line>
              <draw:line draw:style-name="gr3" draw:text-style-name="P3" draw:layer="layout" svg:x1="17.4cm" svg:y1="13.443cm" svg:x2="18.618cm" svg:y2="13.443cm">
                <text:p/>
              </draw:line>
            </draw:g>
          </draw:g>
        </draw:g>
        <draw:g xml:id="id14" draw:id="id14">
          <draw:custom-shape draw:style-name="gr5" draw:text-style-name="P1" draw:layer="layout" svg:width="0.804cm" svg:height="2.646cm" draw:transform="rotate (1.5707963267949) translate (23.39cm 3.704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3.399cm" svg:y1="3.297cm" svg:x2="22.176cm" svg:y2="3.281cm">
            <text:p/>
          </draw:line>
          <draw:line draw:style-name="gr6" draw:text-style-name="P3" draw:layer="layout" svg:x1="27.3cm" svg:y1="3.297cm" svg:x2="26.077cm" svg:y2="3.281cm">
            <text:p/>
          </draw:line>
        </draw:g>
        <draw:g xml:id="id3" draw:id="id3">
          <draw:custom-shape draw:style-name="gr5" draw:text-style-name="P1" draw:layer="layout" svg:width="0.804cm" svg:height="2.646cm" draw:transform="rotate (1.5707963267949) translate (4.79cm 13.8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799cm" svg:y1="13.393cm" svg:x2="3.576cm" svg:y2="13.377cm">
            <text:p/>
          </draw:line>
          <draw:line draw:style-name="gr6" draw:text-style-name="P3" draw:layer="layout" svg:x1="8.7cm" svg:y1="13.393cm" svg:x2="7.477cm" svg:y2="13.377cm">
            <text:p/>
          </draw:line>
        </draw:g>
        <draw:g xml:id="id13" draw:id="id13">
          <draw:custom-shape draw:style-name="gr7" draw:text-style-name="P1" draw:layer="layout" svg:width="0.801cm" svg:height="2.649cm" svg:x="19.5cm" svg:y="5.28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9.907cm" svg:y1="5.299cm" svg:x2="19.923cm" svg:y2="4.076cm">
            <text:p/>
          </draw:line>
          <draw:line draw:style-name="gr6" draw:text-style-name="P3" draw:layer="layout" svg:x1="19.907cm" svg:y1="9.2cm" svg:x2="19.923cm" svg:y2="7.977cm">
            <text:p/>
          </draw:line>
        </draw:g>
        <draw:g xml:id="id25" draw:id="id25">
          <draw:custom-shape draw:style-name="gr7" draw:text-style-name="P1" draw:layer="layout" svg:width="0.801cm" svg:height="2.649cm" svg:x="17.5cm" svg:y="18.58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907cm" svg:y1="18.599cm" svg:x2="17.923cm" svg:y2="17.376cm">
            <text:p/>
          </draw:line>
          <draw:line draw:style-name="gr6" draw:text-style-name="P3" draw:layer="layout" svg:x1="17.907cm" svg:y1="22.5cm" svg:x2="17.923cm" svg:y2="21.277cm">
            <text:p/>
          </draw:line>
        </draw:g>
        <draw:g xml:id="id8" draw:id="id8">
          <draw:custom-shape draw:style-name="gr7" draw:text-style-name="P1" draw:layer="layout" svg:width="0.801cm" svg:height="2.649cm" svg:x="14.9cm" svg:y="5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15.307cm" svg:y1="5.523cm" svg:x2="15.323cm" svg:y2="4.3cm">
            <text:p/>
          </draw:line>
          <draw:line draw:style-name="gr6" draw:text-style-name="P3" draw:layer="layout" svg:x1="15.307cm" svg:y1="9.424cm" svg:x2="15.323cm" svg:y2="8.201cm">
            <text:p/>
          </draw:line>
        </draw:g>
        <draw:g xml:id="id20" draw:id="id20">
          <draw:custom-shape draw:style-name="gr7" draw:text-style-name="P1" draw:layer="layout" svg:width="0.801cm" svg:height="2.649cm" svg:x="34.599cm" svg:y="18.98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35.006cm" svg:y1="18.999cm" svg:x2="35.022cm" svg:y2="17.776cm">
            <text:p/>
          </draw:line>
          <draw:line draw:style-name="gr6" draw:text-style-name="P3" draw:layer="layout" svg:x1="35.006cm" svg:y1="22.9cm" svg:x2="35.022cm" svg:y2="21.677cm">
            <text:p/>
          </draw:line>
        </draw:g>
        <draw:g xml:id="id7" draw:id="id7">
          <draw:custom-shape draw:style-name="gr7" draw:text-style-name="P1" draw:layer="layout" svg:width="0.801cm" svg:height="2.649cm" svg:x="14.8cm" svg:y="18.31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207cm" svg:y1="18.323cm" svg:x2="15.223cm" svg:y2="17.1cm">
            <text:p/>
          </draw:line>
          <draw:line draw:style-name="gr6" draw:text-style-name="P3" draw:layer="layout" svg:x1="15.207cm" svg:y1="22.224cm" svg:x2="15.223cm" svg:y2="21.001cm">
            <text:p/>
          </draw:line>
        </draw:g>
        <draw:g xml:id="id5" draw:id="id5">
          <draw:line draw:style-name="gr6" draw:text-style-name="P3" draw:layer="layout" svg:x1="11.98cm" svg:y1="14.4cm" svg:x2="11.98cm" svg:y2="12.384cm">
            <text:p/>
          </draw:line>
          <draw:line draw:style-name="gr6" draw:text-style-name="P3" draw:layer="layout" svg:x1="11.98cm" svg:y1="14.4cm" svg:x2="11.98cm" svg:y2="12.384cm">
            <text:p/>
          </draw:line>
          <draw:line draw:style-name="gr6" draw:text-style-name="P3" draw:layer="layout" svg:x1="12.881cm" svg:y1="14.4cm" svg:x2="12.881cm" svg:y2="12.384cm">
            <text:p/>
          </draw:line>
          <draw:line draw:style-name="gr6" draw:text-style-name="P3" draw:layer="layout" svg:x1="14.1cm" svg:y1="13.407cm" svg:x2="12.877cm" svg:y2="13.391cm">
            <text:p/>
          </draw:line>
          <draw:line draw:style-name="gr6" draw:text-style-name="P3" draw:layer="layout" svg:x1="11.999cm" svg:y1="13.407cm" svg:x2="10.776cm" svg:y2="13.391cm">
            <text:p/>
          </draw:line>
        </draw:g>
        <draw:g xml:id="id19" draw:id="id19">
          <draw:line draw:style-name="gr6" draw:text-style-name="P3" draw:layer="layout" svg:x1="21.084cm" svg:y1="19.084cm" svg:x2="23.1cm" svg:y2="19.084cm">
            <text:p/>
          </draw:line>
          <draw:line draw:style-name="gr6" draw:text-style-name="P3" draw:layer="layout" svg:x1="21.084cm" svg:y1="19.084cm" svg:x2="23.1cm" svg:y2="19.084cm">
            <text:p/>
          </draw:line>
          <draw:line draw:style-name="gr6" draw:text-style-name="P3" draw:layer="layout" svg:x1="21.084cm" svg:y1="19.984cm" svg:x2="23.1cm" svg:y2="19.984cm">
            <text:p/>
          </draw:line>
          <draw:line draw:style-name="gr6" draw:text-style-name="P3" draw:layer="layout" svg:x1="22.078cm" svg:y1="21.2cm" svg:x2="22.094cm" svg:y2="19.977cm">
            <text:p/>
          </draw:line>
          <draw:line draw:style-name="gr6" draw:text-style-name="P3" draw:layer="layout" svg:x1="22.078cm" svg:y1="19.102cm" svg:x2="22.094cm" svg:y2="17.879cm">
            <text:p/>
          </draw:line>
        </draw:g>
        <draw:g xml:id="id16" draw:id="id16">
          <draw:line draw:style-name="gr6" draw:text-style-name="P3" draw:layer="layout" svg:x1="33.932cm" svg:y1="8.33cm" svg:x2="35.948cm" svg:y2="8.338cm">
            <text:p/>
          </draw:line>
          <draw:line draw:style-name="gr6" draw:text-style-name="P3" draw:layer="layout" svg:x1="33.932cm" svg:y1="8.33cm" svg:x2="35.948cm" svg:y2="8.338cm">
            <text:p/>
          </draw:line>
          <draw:line draw:style-name="gr6" draw:text-style-name="P3" draw:layer="layout" svg:x1="33.928cm" svg:y1="9.231cm" svg:x2="35.944cm" svg:y2="9.239cm">
            <text:p/>
          </draw:line>
          <draw:line draw:style-name="gr6" draw:text-style-name="P3" draw:layer="layout" svg:x1="34.916cm" svg:y1="10.454cm" svg:x2="34.937cm" svg:y2="9.231cm">
            <text:p/>
          </draw:line>
          <draw:line draw:style-name="gr6" draw:text-style-name="P3" draw:layer="layout" svg:x1="34.925cm" svg:y1="8.353cm" svg:x2="34.946cm" svg:y2="7.13cm">
            <text:p/>
          </draw:line>
        </draw:g>
        <draw:custom-shape draw:style-name="gr8" draw:text-style-name="P1" xml:id="id2" draw:id="id2" draw:layer="layout" svg:width="0.348cm" svg:height="0.35cm" svg:x="2.696cm" svg:y="13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48cm" svg:height="0.35cm" svg:x="9.396cm" svg:y="13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0.348cm" svg:height="0.35cm" svg:x="15.096cm" svg:y="13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" draw:id="id12" draw:layer="layout" svg:width="0.348cm" svg:height="0.35cm" svg:x="19.696cm" svg:y="9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0.348cm" svg:height="0.35cm" svg:x="19.696cm" svg:y="1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48cm" svg:height="0.35cm" svg:x="29.996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0.348cm" svg:height="0.35cm" svg:x="19.696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48cm" svg:height="0.35cm" svg:x="34.796cm" svg:y="13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2.879cm" svg:y1="17.957cm" svg:x2="2.87cm" svg:y2="13.568cm" draw:start-shape="id1" draw:start-glue-point="4" draw:end-shape="id2" draw:end-glue-point="8" svg:d="M2879 17957l-9-4389" svg:viewBox="0 0 10 4390">
          <text:p/>
        </draw:connector>
        <draw:connector draw:style-name="gr9" draw:text-style-name="P4" draw:layer="layout" draw:type="line" svg:x1="3.044cm" svg:y1="13.393cm" svg:x2="3.576cm" svg:y2="13.398cm" draw:start-shape="id2" draw:start-glue-point="10" draw:end-shape="id3" draw:end-glue-point="3" svg:d="M3044 13393l532 5" svg:viewBox="0 0 533 6">
          <text:p/>
        </draw:connector>
        <draw:connector draw:style-name="gr9" draw:text-style-name="P4" draw:layer="layout" draw:type="line" svg:x1="9.396cm" svg:y1="13.393cm" svg:x2="8.7cm" svg:y2="13.398cm" draw:start-shape="id4" draw:start-glue-point="6" draw:end-shape="id3" draw:end-glue-point="1" svg:d="M9396 13393l-696 5" svg:viewBox="0 0 697 6">
          <text:p/>
        </draw:connector>
        <draw:connector draw:style-name="gr9" draw:text-style-name="P4" draw:layer="layout" draw:type="line" svg:x1="9.744cm" svg:y1="13.393cm" svg:x2="10.776cm" svg:y2="13.392cm" draw:start-shape="id4" draw:start-glue-point="10" draw:end-shape="id5" draw:end-glue-point="3" svg:d="M9744 13393l1032-1" svg:viewBox="0 0 1033 2">
          <text:p/>
        </draw:connector>
        <draw:connector draw:style-name="gr9" draw:text-style-name="P4" draw:layer="layout" draw:type="line" svg:x1="14.1cm" svg:y1="13.392cm" svg:x2="15.096cm" svg:y2="13.393cm" draw:start-shape="id5" draw:start-glue-point="1" draw:end-shape="id6" draw:end-glue-point="6" svg:d="M14100 13392l996 1" svg:viewBox="0 0 997 2">
          <text:p/>
        </draw:connector>
        <draw:connector draw:style-name="gr9" draw:text-style-name="P4" draw:layer="layout" draw:type="line" svg:x1="15.27cm" svg:y1="13.568cm" svg:x2="15.2cm" svg:y2="17.1cm" draw:start-shape="id6" draw:start-glue-point="8" draw:end-shape="id7" draw:end-glue-point="0" svg:d="M15270 13568l-70 3532" svg:viewBox="0 0 71 3533">
          <text:p/>
        </draw:connector>
        <draw:connector draw:style-name="gr9" draw:text-style-name="P4" draw:layer="layout" draw:type="line" svg:x1="15.27cm" svg:y1="13.218cm" svg:x2="15.3cm" svg:y2="9.424cm" draw:start-shape="id6" draw:start-glue-point="4" draw:end-shape="id8" draw:end-glue-point="2" svg:d="M15270 13218l30-3794" svg:viewBox="0 0 31 3795">
          <text:p/>
        </draw:connector>
        <draw:connector draw:style-name="gr9" draw:text-style-name="P4" draw:layer="layout" draw:type="line" svg:x1="15.444cm" svg:y1="13.393cm" svg:x2="17.4cm" svg:y2="13.378cm" draw:start-shape="id6" draw:start-glue-point="10" draw:end-shape="id9" draw:end-glue-point="3" svg:d="M15444 13393l1956-15" svg:viewBox="0 0 1957 16">
          <text:p/>
        </draw:connector>
        <draw:connector draw:style-name="gr9" draw:text-style-name="P4" draw:layer="layout" draw:type="line" svg:x1="19.87cm" svg:y1="16.518cm" svg:x2="19.906cm" svg:y2="15.956cm" draw:start-shape="id10" draw:start-glue-point="4" draw:end-shape="id9" draw:end-glue-point="2" svg:d="M19870 16518l36-562" svg:viewBox="0 0 37 563">
          <text:p/>
        </draw:connector>
        <draw:connector draw:style-name="gr10" draw:text-style-name="P1" draw:layer="layout" svg:x1="15.3cm" svg:y1="4.3cm" svg:x2="19.696cm" svg:y2="3.293cm" draw:start-shape="id8" draw:start-glue-point="0" draw:end-shape="id11" draw:end-glue-point="6" svg:d="M15300 4300v-1007h4396" svg:viewBox="0 0 4397 1008">
          <text:p/>
        </draw:connector>
        <draw:connector draw:style-name="gr9" draw:text-style-name="P4" draw:layer="layout" draw:type="line" svg:x1="19.87cm" svg:y1="10.168cm" svg:x2="19.906cm" svg:y2="10.8cm" draw:start-shape="id12" draw:start-glue-point="8" draw:end-shape="id9" draw:end-glue-point="0" svg:d="M19870 10168l36 632" svg:viewBox="0 0 37 633">
          <text:p/>
        </draw:connector>
        <draw:connector draw:style-name="gr9" draw:text-style-name="P4" draw:layer="layout" draw:type="line" svg:x1="19.87cm" svg:y1="9.818cm" svg:x2="19.9cm" svg:y2="9.2cm" draw:start-shape="id12" draw:start-glue-point="4" draw:end-shape="id13" draw:end-glue-point="2" svg:d="M19870 9818l30-618" svg:viewBox="0 0 31 619">
          <text:p/>
        </draw:connector>
        <draw:connector draw:style-name="gr9" draw:text-style-name="P4" draw:layer="layout" draw:type="line" svg:x1="19.9cm" svg:y1="4.076cm" svg:x2="19.87cm" svg:y2="3.468cm" draw:start-shape="id13" draw:start-glue-point="0" draw:end-shape="id11" draw:end-glue-point="8" svg:d="M19900 4076l-30-608" svg:viewBox="0 0 31 609">
          <text:p/>
        </draw:connector>
        <draw:connector draw:style-name="gr9" draw:text-style-name="P4" draw:layer="layout" draw:type="line" svg:x1="20.044cm" svg:y1="3.293cm" svg:x2="22.176cm" svg:y2="3.302cm" draw:start-shape="id11" draw:start-glue-point="10" draw:end-shape="id14" draw:end-glue-point="3" svg:d="M20044 3293l2132 9" svg:viewBox="0 0 2133 10">
          <text:p/>
        </draw:connector>
        <draw:connector draw:style-name="gr9" draw:text-style-name="P4" draw:layer="layout" draw:type="line" svg:x1="29.996cm" svg:y1="3.293cm" svg:x2="27.3cm" svg:y2="3.302cm" draw:start-shape="id15" draw:start-glue-point="6" draw:end-shape="id14" draw:end-glue-point="1" svg:d="M29996 3293l-2696 9" svg:viewBox="0 0 2697 10">
          <text:p/>
        </draw:connector>
        <draw:connector draw:style-name="gr9" draw:text-style-name="P4" draw:layer="layout" draw:type="line" svg:x1="34.938cm" svg:y1="10.454cm" svg:x2="34.97cm" svg:y2="13.418cm" draw:start-shape="id16" draw:start-glue-point="2" draw:end-shape="id17" draw:end-glue-point="4" svg:d="M34938 10454l32 2964" svg:viewBox="0 0 33 2965">
          <text:p/>
        </draw:connector>
        <draw:connector draw:style-name="gr9" draw:text-style-name="P4" draw:layer="layout" draw:type="line" svg:x1="20.044cm" svg:y1="9.993cm" svg:x2="27.7cm" svg:y2="9.822cm" draw:start-shape="id12" draw:start-glue-point="10" draw:end-shape="id18" draw:end-glue-point="3" svg:d="M20044 9993l7656-171" svg:viewBox="0 0 7657 172">
          <text:p/>
        </draw:connector>
        <draw:connector draw:style-name="gr9" draw:text-style-name="P4" draw:layer="layout" draw:type="line" svg:x1="30.206cm" svg:y1="7.244cm" svg:x2="30.17cm" svg:y2="3.468cm" draw:start-shape="id18" draw:start-glue-point="0" draw:end-shape="id15" draw:end-glue-point="8" svg:d="M30206 7244l-36-3776" svg:viewBox="0 0 37 3777">
          <text:p/>
        </draw:connector>
        <draw:connector draw:style-name="gr10" draw:text-style-name="P1" draw:layer="layout" svg:x1="20.044cm" svg:y1="16.693cm" svg:x2="22.092cm" svg:y2="17.879cm" draw:start-shape="id10" draw:start-glue-point="10" draw:end-shape="id19" draw:end-glue-point="0" svg:d="M20044 16693h2048v1186" svg:viewBox="0 0 2049 1187">
          <text:p/>
        </draw:connector>
        <draw:connector draw:style-name="gr9" draw:text-style-name="P4" draw:layer="layout" draw:type="line" svg:x1="34.97cm" svg:y1="13.768cm" svg:x2="34.999cm" svg:y2="17.776cm" draw:start-shape="id17" draw:start-glue-point="8" draw:end-shape="id20" draw:end-glue-point="0" svg:d="M34970 13768l29 4008" svg:viewBox="0 0 30 4009">
          <text:p/>
        </draw:connector>
        <draw:custom-shape draw:style-name="gr1" draw:text-style-name="P1" xml:id="id22" draw:id="id22" draw:layer="layout" svg:width="1.842cm" svg:height="1.843cm" svg:x="38.458cm" svg:y="12.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xml:id="id21" draw:id="id21" draw:layer="layout" draw:type="line" svg:x1="19.87cm" svg:y1="3.118cm" svg:x2="19.858cm" svg:y2="1.476cm" draw:start-shape="id11" draw:start-glue-point="4" svg:d="M19870 3118l-12-1642" svg:viewBox="0 0 13 1643">
          <text:p/>
        </draw:connector>
        <draw:connector draw:style-name="gr9" draw:text-style-name="P4" xml:id="id23" draw:id="id23" draw:layer="layout" draw:type="line" svg:x1="19.858cm" svg:y1="1.476cm" svg:x2="39.452cm" svg:y2="1.462cm" draw:start-shape="id21" draw:start-glue-point="3" svg:d="M19858 1476l19594-14" svg:viewBox="0 0 19595 15">
          <text:p/>
        </draw:connector>
        <draw:connector draw:style-name="gr9" draw:text-style-name="P4" draw:layer="layout" draw:type="line" svg:x1="39.379cm" svg:y1="12.7cm" svg:x2="39.452cm" svg:y2="1.462cm" draw:start-shape="id22" draw:start-glue-point="4" draw:end-shape="id23" draw:end-glue-point="3" svg:d="M39379 12700l73-11238" svg:viewBox="0 0 74 11239">
          <text:p/>
        </draw:connector>
        <draw:custom-shape draw:style-name="gr8" draw:text-style-name="P1" xml:id="id24" draw:id="id24" draw:layer="layout" svg:width="0.348cm" svg:height="0.35cm" svg:x="8.997cm" svg:y="25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.879cm" svg:y1="19.8cm" svg:x2="8.997cm" svg:y2="25.394cm" draw:start-shape="id1" draw:start-glue-point="8" draw:end-shape="id24" draw:end-glue-point="6" svg:d="M2879 19800v5594h6118" svg:viewBox="0 0 6119 5595">
          <text:p/>
        </draw:connector>
        <draw:connector draw:style-name="gr10" draw:text-style-name="P1" draw:layer="layout" svg:x1="15.2cm" svg:y1="22.224cm" svg:x2="9.345cm" svg:y2="25.394cm" draw:start-shape="id7" draw:start-glue-point="2" draw:end-shape="id24" draw:end-glue-point="10" svg:d="M15200 22224v3170h-5855" svg:viewBox="0 0 5856 3171">
          <text:p/>
        </draw:connector>
        <draw:connector draw:style-name="gr10" draw:text-style-name="P1" draw:layer="layout" svg:x1="17.9cm" svg:y1="22.5cm" svg:x2="9.345cm" svg:y2="25.394cm" draw:start-shape="id25" draw:start-glue-point="2" draw:end-shape="id24" draw:end-glue-point="10" svg:d="M17900 22500v2894h-8555" svg:viewBox="0 0 8556 2895">
          <text:p/>
        </draw:connector>
        <draw:connector draw:style-name="gr10" draw:text-style-name="P1" draw:layer="layout" svg:x1="22.092cm" svg:y1="21.2cm" svg:x2="9.345cm" svg:y2="25.394cm" draw:start-shape="id19" draw:start-glue-point="2" draw:end-shape="id24" draw:end-glue-point="10" svg:d="M22092 21200v4194h-12747" svg:viewBox="0 0 12748 4195">
          <text:p/>
        </draw:connector>
        <draw:connector draw:style-name="gr10" draw:text-style-name="P1" draw:layer="layout" svg:x1="34.999cm" svg:y1="22.9cm" svg:x2="9.345cm" svg:y2="25.394cm" draw:start-shape="id20" draw:start-glue-point="2" draw:end-shape="id24" draw:end-glue-point="10" svg:d="M34999 22900v2494h-25654" svg:viewBox="0 0 25655 2495">
          <text:p/>
        </draw:connector>
        <draw:connector draw:style-name="gr10" draw:text-style-name="P1" draw:layer="layout" svg:x1="39.379cm" svg:y1="14.543cm" svg:x2="9.345cm" svg:y2="25.394cm" draw:start-shape="id22" draw:start-glue-point="8" draw:end-shape="id24" draw:end-glue-point="10" svg:d="M39379 14543v10851h-30034" svg:viewBox="0 0 30035 10852">
          <text:p/>
        </draw:connector>
        <draw:connector draw:style-name="gr10" draw:text-style-name="P1" draw:layer="layout" svg:x1="30.206cm" svg:y1="12.4cm" svg:x2="9.345cm" svg:y2="25.394cm" draw:start-shape="id18" draw:start-glue-point="2" draw:end-shape="id24" draw:end-glue-point="10" svg:d="M30206 12400v12994h-20861" svg:viewBox="0 0 20862 12995">
          <text:p/>
        </draw:connector>
        <draw:connector draw:style-name="gr9" draw:text-style-name="P4" draw:layer="layout" draw:type="line" svg:x1="9.171cm" svg:y1="25.569cm" svg:x2="9.195cm" svg:y2="26.2cm" draw:start-shape="id24" draw:start-glue-point="8" draw:end-shape="id26" draw:end-glue-point="0" svg:d="M9171 25569l24 631" svg:viewBox="0 0 25 632">
          <text:p/>
        </draw:connector>
        <draw:g xml:id="id26" draw:id="id26">
          <draw:line draw:style-name="gr6" draw:text-style-name="P3" draw:layer="layout" svg:x1="11.198cm" svg:y1="27.457cm" svg:x2="7.191cm" svg:y2="27.482cm">
            <text:p/>
          </draw:line>
          <draw:line draw:style-name="gr6" draw:text-style-name="P3" draw:layer="layout" svg:x1="11.2cm" svg:y1="27.443cm" svg:x2="7.193cm" svg:y2="27.468cm">
            <text:p/>
          </draw:line>
          <draw:line draw:style-name="gr6" draw:text-style-name="P3" draw:layer="layout" svg:x1="8.285cm" svg:y1="28.011cm" svg:x2="10.276cm" svg:y2="28.011cm">
            <text:p/>
          </draw:line>
          <draw:line draw:style-name="gr6" draw:text-style-name="P3" draw:layer="layout" svg:x1="8.823cm" svg:y1="28.485cm" svg:x2="9.78cm" svg:y2="28.485cm">
            <text:p/>
          </draw:line>
          <draw:line draw:style-name="gr6" draw:text-style-name="P3" draw:layer="layout" svg:x1="9.247cm" svg:y1="27.423cm" svg:x2="9.263cm" svg:y2="26.2cm">
            <text:p/>
          </draw:line>
        </draw:g>
        <draw:frame draw:style-name="gr11" draw:text-style-name="P5" draw:layer="layout" svg:width="4.3cm" svg:height="3.2cm" svg:x="3.6cm" svg:y="20.1cm">
          <draw:text-box>
            <text:p>Vin</text:p>
          </draw:text-box>
        </draw:frame>
        <draw:frame draw:style-name="gr11" draw:text-style-name="P5" draw:layer="layout" svg:width="4.3cm" svg:height="3.2cm" svg:x="37.4cm" svg:y="14.5cm">
          <draw:text-box>
            <text:p>Vcc</text:p>
          </draw:text-box>
        </draw:frame>
        <draw:frame draw:style-name="gr11" draw:text-style-name="P5" draw:layer="layout" svg:width="4.3cm" svg:height="3.2cm" svg:x="4cm" svg:y="11.5cm">
          <draw:text-box>
            <text:p>Rin</text:p>
          </draw:text-box>
        </draw:frame>
        <draw:frame draw:style-name="gr11" draw:text-style-name="P5" draw:layer="layout" svg:width="4.3cm" svg:height="3.2cm" svg:x="10.8cm" svg:y="13.7cm">
          <draw:text-box>
            <text:p>Ci</text:p>
          </draw:text-box>
        </draw:frame>
        <draw:frame draw:style-name="gr11" draw:text-style-name="P5" draw:layer="layout" svg:width="4.3cm" svg:height="3.2cm" svg:x="22.6cm" svg:y="20.4cm">
          <draw:text-box>
            <text:p>Cb</text:p>
          </draw:text-box>
        </draw:frame>
        <draw:frame draw:style-name="gr11" draw:text-style-name="P5" draw:layer="layout" svg:width="4.3cm" svg:height="3.2cm" svg:x="35.4cm" svg:y="9.7cm">
          <draw:text-box>
            <text:p>Co</text:p>
          </draw:text-box>
        </draw:frame>
        <draw:frame draw:style-name="gr11" draw:text-style-name="P5" draw:layer="layout" svg:width="4.3cm" svg:height="3.2cm" svg:x="32.4cm" svg:y="18.3cm">
          <draw:text-box>
            <text:p>RL</text:p>
          </draw:text-box>
        </draw:frame>
        <draw:frame draw:style-name="gr11" draw:text-style-name="P5" draw:layer="layout" svg:width="4.3cm" svg:height="3.2cm" svg:x="23.8cm" svg:y="4.2cm">
          <draw:text-box>
            <text:p>Rout</text:p>
          </draw:text-box>
        </draw:frame>
        <draw:frame draw:style-name="gr11" draw:text-style-name="P5" draw:layer="layout" svg:width="4.3cm" svg:height="3.2cm" svg:x="20.5cm" svg:y="7.2cm">
          <draw:text-box>
            <text:p>Rc</text:p>
          </draw:text-box>
        </draw:frame>
        <draw:frame draw:style-name="gr11" draw:text-style-name="P5" draw:layer="layout" svg:width="4.3cm" svg:height="3.2cm" svg:x="18.2cm" svg:y="20.8cm">
          <draw:text-box>
            <text:p>Re</text:p>
          </draw:text-box>
        </draw:frame>
        <draw:frame draw:style-name="gr11" draw:text-style-name="P5" draw:layer="layout" svg:width="4.3cm" svg:height="3.2cm" svg:x="12.9cm" svg:y="18.7cm">
          <draw:text-box>
            <text:p>R2</text:p>
          </draw:text-box>
        </draw:frame>
        <draw:frame draw:style-name="gr11" draw:text-style-name="P5" draw:layer="layout" svg:width="4.3cm" svg:height="3.2cm" svg:x="15.8cm" svg:y="7.4cm">
          <draw:text-box draw:corner-radius="3.5cm">
            <text:p>R1</text:p>
          </draw:text-box>
        </draw:frame>
        <draw:frame draw:style-name="gr11" draw:text-style-name="P5" draw:layer="layout" svg:width="4.3cm" svg:height="3.2cm" svg:x="19.6cm" svg:y="12.9cm">
          <draw:text-box>
            <text:p>Q1</text:p>
          </draw:text-box>
        </draw:frame>
        <draw:frame draw:style-name="gr11" draw:text-style-name="P5" draw:layer="layout" svg:width="4.3cm" svg:height="3.2cm" svg:x="30.3cm" svg:y="9.4cm">
          <draw:text-box>
            <text:p>Q2</text:p>
          </draw:text-box>
        </draw:frame>
        <draw:connector draw:style-name="gr10" draw:text-style-name="P1" draw:layer="layout" svg:x1="19.696cm" svg:y1="16.693cm" svg:x2="17.9cm" svg:y2="17.376cm" draw:start-shape="id10" draw:start-glue-point="6" draw:end-shape="id25" draw:end-glue-point="0" svg:d="M19696 16693h-1796v683" svg:viewBox="0 0 1797 684">
          <text:p/>
        </draw:connector>
        <draw:connector draw:style-name="gr10" draw:text-style-name="P1" draw:layer="layout" svg:x1="30.344cm" svg:y1="3.293cm" svg:x2="34.938cm" svg:y2="7.13cm" draw:start-shape="id15" draw:start-glue-point="10" draw:end-shape="id16" draw:end-glue-point="0" svg:d="M30344 3293h4594v3837" svg:viewBox="0 0 4595 3838">
          <text:p/>
        </draw:connector>
        <draw:frame draw:style-name="gr11" draw:text-style-name="P5" draw:layer="layout" svg:width="4.3cm" svg:height="3.2cm" svg:x="5.6cm" svg:y="26cm">
          <draw:text-box>
            <text:p>GND</text:p>
          </draw:text-box>
        </draw:frame>
        <draw:g xml:id="id18" draw:id="id18">
          <draw:custom-shape draw:style-name="gr2" draw:text-style-name="P2" draw:layer="layout" svg:width="5.013cm" svg:height="5.156cm" svg:x="27.7cm" svg:y="7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3" draw:layer="layout" svg:x1="28.953cm" svg:y1="8.603cm" svg:x2="28.953cm" svg:y2="11.11cm">
                <text:p/>
              </draw:line>
              <draw:line draw:style-name="gr3" draw:text-style-name="P3" draw:layer="layout" svg:x1="28.953cm" svg:y1="10.469cm" svg:x2="30.241cm" svg:y2="11.13cm">
                <text:p/>
              </draw:line>
              <draw:line draw:style-name="gr4" draw:text-style-name="P3" draw:layer="layout" svg:x1="28.901cm" svg:y1="9.23cm" svg:x2="30.189cm" svg:y2="8.569cm">
                <text:p/>
              </draw:line>
              <draw:line draw:style-name="gr3" draw:text-style-name="P3" draw:layer="layout" svg:x1="30.206cm" svg:y1="7.315cm" svg:x2="30.206cm" svg:y2="8.569cm">
                <text:p/>
              </draw:line>
              <draw:line draw:style-name="gr3" draw:text-style-name="P3" draw:layer="layout" svg:x1="30.206cm" svg:y1="11.115cm" svg:x2="30.206cm" svg:y2="12.369cm">
                <text:p/>
              </draw:line>
              <draw:line draw:style-name="gr3" draw:text-style-name="P3" draw:layer="layout" svg:x1="27.7cm" svg:y1="9.887cm" svg:x2="28.918cm" svg:y2="9.887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cm" draw:marker-end-width="0.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21:58:15.141556613</meta:creation-date>
    <dc:date>2021-05-23T00:09:08.494055296</dc:date>
    <meta:editing-duration>PT10M1S</meta:editing-duration>
    <meta:editing-cycles>2</meta:editing-cycles>
    <meta:generator>LibreOffice/6.4.6.2$Linux_X86_64 LibreOffice_project/40$Build-2</meta:generator>
    <meta:document-statistic meta:object-count="131"/>
  </office:meta>
</office:document-meta>
</file>